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800000002A00AACB6E.png"/>
  <manifest:file-entry manifest:media-type="image/png" manifest:full-path="Pictures/10000000000003D0000001DE5D42B6C1.png"/>
  <manifest:file-entry manifest:media-type="image/png" manifest:full-path="Pictures/10000000000003D30000017F174CD6A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8.698cm" svg:height="10.4cm" svg:x="10cm" svg:y="1.2cm">
          <draw:image xlink:href="Pictures/10000000000003D0000001DE5D42B6C1.png" xlink:type="simple" xlink:show="embed" xlink:actuate="onLoad">
            <text:p/>
          </draw:image>
        </draw:frame>
        <draw:frame draw:style-name="gr1" draw:text-style-name="P1" draw:layer="layout" svg:width="21.802cm" svg:height="8.433cm" svg:x="1.3cm" svg:y="11.8cm">
          <draw:image xlink:href="Pictures/10000000000003D30000017F174CD6AF.png" xlink:type="simple" xlink:show="embed" xlink:actuate="onLoad">
            <text:p/>
          </draw:image>
        </draw:frame>
        <draw:custom-shape draw:style-name="gr2" draw:text-style-name="P1" draw:layer="layout" svg:width="2.6cm" svg:height="1.2cm" svg:x="5.3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6.475cm" svg:height="0.962cm" svg:x="2.5cm" svg:y="7.4cm">
          <draw:text-box>
            <text:p text:style-name="P2"><text:span text:style-name="T1">Avec lemon:node.js</text:span></text:p>
          </draw:text-box>
        </draw:frame>
        <draw:custom-shape draw:style-name="gr4" draw:text-style-name="P1" draw:layer="layout" svg:width="1.2cm" svg:height="1.7cm" svg:x="8.7cm" svg:y="8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4.513cm" svg:height="1.48cm" svg:x="4.4cm" svg:y="5.02cm">
          <draw:image xlink:href="Pictures/10000201000000800000002A00AACB6E.png" xlink:type="simple" xlink:show="embed" xlink:actuate="onLoad">
            <text:p/>
          </draw:image>
        </draw:frame>
        <draw:frame draw:style-name="gr3" draw:text-style-name="P2" draw:layer="layout" svg:width="9.718cm" svg:height="0.962cm" svg:x="10.2cm" svg:y="12.3cm">
          <draw:text-box>
            <text:p text:style-name="P2"><text:span text:style-name="T1">En direct : sans lemon:node.js</text:span></text:p>
          </draw:text-box>
        </draw:frame>
        <draw:frame draw:style-name="gr5" draw:layer="layout" svg:width="0.502cm" svg:height="0.962cm" svg:x="4.6cm" svg:y="9.4cm">
          <draw:text-box>
            <text:p/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rman </meta:initial-creator>
    <meta:creation-date>2011-11-21T16:32:13</meta:creation-date>
    <dc:date>2011-11-21T16:40:13</dc:date>
    <dc:creator>german </dc:creator>
    <meta:editing-duration>PT8M3S</meta:editing-duration>
    <meta:editing-cycles>1</meta:editing-cycles>
    <meta:document-statistic meta:object-count="8"/>
    <meta:generator>LibreOffice/3.4$Linux LibreOffice_project/340m1$Build-302</meta:generator>
  </office:meta>
</office:document-meta>
</file>